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cm" svg:height="16cm" svg:x="2.1cm" svg:y="8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1.4cm" svg:height="11.4cm" svg:x="4.4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4cm" svg:height="16cm" svg:x="9.4cm" svg:y="8.7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2" draw:text-style-name="P1" draw:layer="layout" svg:width="6.93cm" svg:height="1.989cm" draw:transform="rotate (-0.634078117249541) translate (4.83912849973638cm 16.1815027822592cm)" svg:viewBox="0 0 6931 1990" svg:d="M0 0c3442 0 6931 1990 6931 1990">
            <text:p/>
          </draw:path>
          <draw:path draw:style-name="gr2" draw:text-style-name="P1" draw:layer="layout" svg:width="5.227cm" svg:height="0.788cm" draw:transform="skewX (0.000523598775598307) rotate (-0.259181393921159) translate (4.8cm 16.2cm)" svg:viewBox="0 0 5228 789" svg:d="M0 0c4135 0 5228 789 5228 789">
            <text:p/>
          </draw:path>
          <draw:path draw:style-name="gr2" draw:text-style-name="P1" draw:layer="layout" svg:width="18.219cm" svg:height="1.31cm" draw:transform="skewX (7.79646733736577E-017) rotate (0.92624623403339) translate (8.19544257962961cm 21.1031642918126cm)" svg:viewBox="0 0 18220 1311" svg:d="M0 1311c13326-1955 18220-1144 18220-1144">
            <text:p/>
          </draw:path>
          <draw:path draw:style-name="gr2" draw:text-style-name="P1" draw:layer="layout" svg:width="15.113cm" svg:height="0.505cm" draw:transform="rotate (0.914377995119829) translate (9.651cm 18.302cm)" svg:viewBox="0 0 15114 506" svg:d="M0 0c12562 1 15064 441 15114 506l-95-22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77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7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t Brakel</meta:initial-creator>
    <meta:creation-date>2015-05-20T10:26:05.569069744</meta:creation-date>
    <dc:date>2015-05-20T11:35:05.350979425</dc:date>
    <dc:creator>Bert Brakel</dc:creator>
    <meta:editing-duration>PT38M36S</meta:editing-duration>
    <meta:editing-cycles>1</meta:editing-cycles>
    <meta:document-statistic meta:object-count="9"/>
    <meta:generator>LibreOffice/4.2.8.2$Linux_X86_64 LibreOffice_project/420m0$Build-2</meta:generator>
  </office:meta>
</office:document-meta>
</file>